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803in" svg:x="0.1768in" svg:y="0.0681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H38]/[.G38]" office:value-type="string" office:string-value="" calcext:value-type="error">
            <text:p>#DIV/0!</text:p>
          </table:table-cell>
          <table:table-cell table:formula="of:=SUM([.G38:.G39])" office:value-type="float" office:value="0" calcext:value-type="float">
            <text:p>0</text:p>
          </table:table-cell>
          <table:table-cell table:formula="of:=SUM([.H38:.H39])" office:value-type="float" office:value="0" calcext:value-type="float">
            <text:p>0</text:p>
          </table:table-cell>
          <table:table-cell table:formula="of:=SUM([.K38] /[.J38])" office:value-type="string" office:string-value="" calcext:value-type="error">
            <text:p>#DIV/0!</text:p>
          </table:table-cell>
          <table:table-cell table:formula="of:=[.J38]/ 100" office:value-type="float" office:value="0" calcext:value-type="float">
            <text:p>0</text:p>
          </table:table-cell>
          <table:table-cell table:formula="of:=[.L3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table:formula="of:=[.H39]/[.G3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office:value-type="float" office:value="8211" calcext:value-type="float">
            <text:p>8211</text:p>
          </table:table-cell>
          <table:table-cell/>
          <table:table-cell table:formula="of:=[.H40]/[.G40]" office:value-type="percentage" office:value="0" calcext:value-type="percentage">
            <text:p>0.00%</text:p>
          </table:table-cell>
          <table:table-cell table:formula="of:=SUM([.G40:.G41])" office:value-type="float" office:value="15794" calcext:value-type="float">
            <text:p>15794</text:p>
          </table:table-cell>
          <table:table-cell table:formula="of:=SUM([.H40:.H41])" office:value-type="float" office:value="207" calcext:value-type="float">
            <text:p>207</text:p>
          </table:table-cell>
          <table:table-cell table:formula="of:=SUM([.K40] /[.J40])" office:value-type="percentage" office:value="0.0131062428770419" calcext:value-type="percentage">
            <text:p>1.31%</text:p>
          </table:table-cell>
          <table:table-cell table:formula="of:=[.J40]/ 100" office:value-type="float" office:value="157.94" calcext:value-type="float">
            <text:p>157.94</text:p>
          </table:table-cell>
          <table:table-cell table:formula="of:=[.L40]*10000" office:value-type="float" office:value="131.062428770419" calcext:value-type="float">
            <text:p>131.06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office:value-type="float" office:value="7583" calcext:value-type="float">
            <text:p>7583</text:p>
          </table:table-cell>
          <table:table-cell office:value-type="float" office:value="207" calcext:value-type="float">
            <text:p>207</text:p>
          </table:table-cell>
          <table:table-cell table:formula="of:=[.H41]/[.G41]" office:value-type="percentage" office:value="0.0272979032045365" calcext:value-type="percentage">
            <text:p>2.73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office:value-type="float" office:value="7589" calcext:value-type="float">
            <text:p>7589</text:p>
          </table:table-cell>
          <table:table-cell office:value-type="float" office:value="179" calcext:value-type="float">
            <text:p>179</text:p>
          </table:table-cell>
          <table:table-cell table:formula="of:=[.H42]/[.G42]" office:value-type="percentage" office:value="0.0235867703254711" calcext:value-type="percentage">
            <text:p>2.36%</text:p>
          </table:table-cell>
          <table:table-cell table:formula="of:=SUM([.G42:.G43])" office:value-type="float" office:value="16213" calcext:value-type="float">
            <text:p>16213</text:p>
          </table:table-cell>
          <table:table-cell table:formula="of:=SUM([.H42:.H43])" office:value-type="float" office:value="390" calcext:value-type="float">
            <text:p>390</text:p>
          </table:table-cell>
          <table:table-cell table:formula="of:=SUM([.K42] /[.J42])" office:value-type="percentage" office:value="0.0240547708628878" calcext:value-type="percentage">
            <text:p>2.41%</text:p>
          </table:table-cell>
          <table:table-cell table:formula="of:=[.J42]/ 100" office:value-type="float" office:value="162.13" calcext:value-type="float">
            <text:p>162.13</text:p>
          </table:table-cell>
          <table:table-cell table:formula="of:=[.L42]*10000" office:value-type="float" office:value="240.547708628878" calcext:value-type="float">
            <text:p>240.5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office:value-type="float" office:value="8624" calcext:value-type="float">
            <text:p>8624</text:p>
          </table:table-cell>
          <table:table-cell office:value-type="float" office:value="211" calcext:value-type="float">
            <text:p>211</text:p>
          </table:table-cell>
          <table:table-cell table:formula="of:=[.H43]/[.G43]" office:value-type="percentage" office:value="0.0244666048237477" calcext:value-type="percentage">
            <text:p>2.4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office:value-type="float" office:value="6882" calcext:value-type="float">
            <text:p>6882</text:p>
          </table:table-cell>
          <table:table-cell office:value-type="float" office:value="208" calcext:value-type="float">
            <text:p>208</text:p>
          </table:table-cell>
          <table:table-cell table:formula="of:=[.H44]/[.G44]" office:value-type="percentage" office:value="0.030223772159256" calcext:value-type="percentage">
            <text:p>3.02%</text:p>
          </table:table-cell>
          <table:table-cell table:formula="of:=SUM([.G44:.G45])" office:value-type="float" office:value="14675" calcext:value-type="float">
            <text:p>14675</text:p>
          </table:table-cell>
          <table:table-cell table:formula="of:=SUM([.H44:.H45])" office:value-type="float" office:value="468" calcext:value-type="float">
            <text:p>468</text:p>
          </table:table-cell>
          <table:table-cell table:formula="of:=SUM([.K44] /[.J44])" office:value-type="percentage" office:value="0.0318909710391823" calcext:value-type="percentage">
            <text:p>3.19%</text:p>
          </table:table-cell>
          <table:table-cell table:formula="of:=[.J44]/ 100" office:value-type="float" office:value="146.75" calcext:value-type="float">
            <text:p>146.75</text:p>
          </table:table-cell>
          <table:table-cell table:formula="of:=[.L44]*10000" office:value-type="float" office:value="318.909710391823" calcext:value-type="float">
            <text:p>318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office:value-type="float" office:value="7793" calcext:value-type="float">
            <text:p>7793</text:p>
          </table:table-cell>
          <table:table-cell office:value-type="float" office:value="260" calcext:value-type="float">
            <text:p>260</text:p>
          </table:table-cell>
          <table:table-cell table:formula="of:=[.H45]/[.G45]" office:value-type="percentage" office:value="0.0333632747337354" calcext:value-type="percentage">
            <text:p>3.34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office:value-type="float" office:value="7957" calcext:value-type="float">
            <text:p>7957</text:p>
          </table:table-cell>
          <table:table-cell office:value-type="float" office:value="225" calcext:value-type="float">
            <text:p>225</text:p>
          </table:table-cell>
          <table:table-cell table:formula="of:=[.H46]/[.G46]" office:value-type="percentage" office:value="0.02827698881488" calcext:value-type="percentage">
            <text:p>2.83%</text:p>
          </table:table-cell>
          <table:table-cell table:formula="of:=SUM([.G46:.G47])" office:value-type="float" office:value="16037" calcext:value-type="float">
            <text:p>16037</text:p>
          </table:table-cell>
          <table:table-cell table:formula="of:=SUM([.H46:.H47])" office:value-type="float" office:value="417" calcext:value-type="float">
            <text:p>417</text:p>
          </table:table-cell>
          <table:table-cell table:formula="of:=SUM([.K46] /[.J46])" office:value-type="percentage" office:value="0.0260023695204839" calcext:value-type="percentage">
            <text:p>2.60%</text:p>
          </table:table-cell>
          <table:table-cell table:formula="of:=[.J46]/ 100" office:value-type="float" office:value="160.37" calcext:value-type="float">
            <text:p>160.37</text:p>
          </table:table-cell>
          <table:table-cell table:formula="of:=[.L46]*10000" office:value-type="float" office:value="260.023695204839" calcext:value-type="float">
            <text:p>260.02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office:value-type="float" office:value="8080" calcext:value-type="float">
            <text:p>8080</text:p>
          </table:table-cell>
          <table:table-cell office:value-type="float" office:value="192" calcext:value-type="float">
            <text:p>192</text:p>
          </table:table-cell>
          <table:table-cell table:formula="of:=[.H47]/[.G47]" office:value-type="percentage" office:value="0.0237623762376238" calcext:value-type="percentage">
            <text:p>2.3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office:value-type="float" office:value="7579" calcext:value-type="float">
            <text:p>7579</text:p>
          </table:table-cell>
          <table:table-cell office:value-type="float" office:value="239" calcext:value-type="float">
            <text:p>239</text:p>
          </table:table-cell>
          <table:table-cell table:formula="of:=[.H48]/[.G48]" office:value-type="percentage" office:value="0.0315345032326164" calcext:value-type="percentage">
            <text:p>3.15%</text:p>
          </table:table-cell>
          <table:table-cell table:formula="of:=SUM([.G48:.G49])" office:value-type="float" office:value="14126" calcext:value-type="float">
            <text:p>14126</text:p>
          </table:table-cell>
          <table:table-cell table:formula="of:=SUM([.H48:.H49])" office:value-type="float" office:value="454" calcext:value-type="float">
            <text:p>454</text:p>
          </table:table-cell>
          <table:table-cell table:formula="of:=SUM([.K48] /[.J48])" office:value-type="percentage" office:value="0.0321393175704375" calcext:value-type="percentage">
            <text:p>3.21%</text:p>
          </table:table-cell>
          <table:table-cell table:formula="of:=[.J48]/ 100" office:value-type="float" office:value="141.26" calcext:value-type="float">
            <text:p>141.26</text:p>
          </table:table-cell>
          <table:table-cell table:formula="of:=[.L48]*10000" office:value-type="float" office:value="321.393175704375" calcext:value-type="float">
            <text:p>321.3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426605" calcext:value-type="float">
            <text:p>426605</text:p>
          </table:table-cell>
          <table:table-cell table:style-name="ce1" table:formula="of:=SUM([.H3:.H65])" office:value-type="float" office:value="4869" calcext:value-type="float">
            <text:p>4869</text:p>
          </table:table-cell>
          <table:table-cell table:formula="of:=[.H67]/[.G67]" office:value-type="percentage" office:value="0.0114133683383927" calcext:value-type="percentage">
            <text:p>1.14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6">00/00/0000</text:date>, <text:time style:data-style-name="N2" text:time-value="14:55:47.107822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1-11-26T14:56:10.356121225</dc:date>
    <meta:editing-duration>P2DT17H50M52S</meta:editing-duration>
    <meta:editing-cycles>170</meta:editing-cycles>
    <meta:generator>LibreOffice/6.4.7.2$Linux_X86_64 LibreOffice_project/40$Build-2</meta:generator>
    <meta:document-statistic meta:table-count="2" meta:cell-count="1322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42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14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1982.5">
                <text:p>198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207">
                <text:p>207</text:p>
              </table:table-cell>
              <table:table-cell office:value-type="float" office:value="1981.5">
                <text:p>1981.5</text:p>
              </table:table-cell>
              <table:table-cell office:value-type="float" office:value="157.94">
                <text:p>157.94</text:p>
              </table:table-cell>
              <table:table-cell office:value-type="float" office:value="131.062428770419">
                <text:p>131.0624287704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390">
                <text:p>390</text:p>
              </table:table-cell>
              <table:table-cell office:value-type="float" office:value="1980.5">
                <text:p>1980.5</text:p>
              </table:table-cell>
              <table:table-cell office:value-type="float" office:value="162.13">
                <text:p>162.13</text:p>
              </table:table-cell>
              <table:table-cell office:value-type="float" office:value="240.547708628878">
                <text:p>240.547708628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468">
                <text:p>468</text:p>
              </table:table-cell>
              <table:table-cell office:value-type="float" office:value="1979.5">
                <text:p>1979.5</text:p>
              </table:table-cell>
              <table:table-cell office:value-type="float" office:value="146.75">
                <text:p>146.75</text:p>
              </table:table-cell>
              <table:table-cell office:value-type="float" office:value="318.909710391823">
                <text:p>318.909710391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417">
                <text:p>417</text:p>
              </table:table-cell>
              <table:table-cell office:value-type="float" office:value="1978.5">
                <text:p>1978.5</text:p>
              </table:table-cell>
              <table:table-cell office:value-type="float" office:value="160.37">
                <text:p>160.37</text:p>
              </table:table-cell>
              <table:table-cell office:value-type="float" office:value="260.023695204839">
                <text:p>260.023695204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454">
                <text:p>454</text:p>
              </table:table-cell>
              <table:table-cell office:value-type="float" office:value="1977.5">
                <text:p>1977.5</text:p>
              </table:table-cell>
              <table:table-cell office:value-type="float" office:value="141.26">
                <text:p>141.26</text:p>
              </table:table-cell>
              <table:table-cell office:value-type="float" office:value="321.393175704375">
                <text:p>321.39317570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